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6.14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58268213272095" calcext:value-type="float">
            <text:p>0.01582682132721</text:p>
          </table:table-cell>
          <table:table-cell office:value-type="float" office:value="576336.125" calcext:value-type="float">
            <text:p>576336.125</text:p>
          </table:table-cell>
          <table:table-cell office:value-type="float" office:value="0.0873034819960594" calcext:value-type="float">
            <text:p>0.08730348199606</text:p>
          </table:table-cell>
          <table:table-cell office:value-type="float" office:value="2026" calcext:value-type="float">
            <text:p>2026</text:p>
          </table:table-cell>
          <table:table-cell office:value-type="float" office:value="84.0987071990967" calcext:value-type="float">
            <text:p>84.0987071990967</text:p>
          </table:table-cell>
          <table:table-cell table:style-name="ce1" office:value-type="string" calcext:value-type="string">
            <text:p>4_A_exp64</text:p>
          </table:table-cell>
          <table:table-cell table:style-name="ce1" office:value-type="string" calcext:value-type="string">
            <text:p>4_A.v1.l0.ds0.l_combo0.ds_combo2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82895474135876" calcext:value-type="float">
            <text:p>0.018289547413588</text:p>
          </table:table-cell>
          <table:table-cell office:value-type="float" office:value="0.0182895455509424" calcext:value-type="float">
            <text:p>0.018289545550943</text:p>
          </table:table-cell>
          <table:table-cell office:value-type="float" office:value="945316.375" calcext:value-type="float">
            <text:p>945316.375</text:p>
          </table:table-cell>
          <table:table-cell office:value-type="float" office:value="0.0977366492152214" calcext:value-type="float">
            <text:p>0.097736649215221</text:p>
          </table:table-cell>
          <table:table-cell office:value-type="float" office:value="2026" calcext:value-type="float">
            <text:p>2026</text:p>
          </table:table-cell>
          <table:table-cell office:value-type="float" office:value="83.3698604106903" calcext:value-type="float">
            <text:p>83.3698604106903</text:p>
          </table:table-cell>
          <table:table-cell office:value-type="string" calcext:value-type="string">
            <text:p>4_A_exp8</text:p>
          </table:table-cell>
          <table:table-cell office:value-type="string" calcext:value-type="string">
            <text:p>4_A.v1.l0.ds0.l_combo0.ds_combo2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7870406508446" calcext:value-type="float">
            <text:p>0.014787040650845</text:p>
          </table:table-cell>
          <table:table-cell office:value-type="float" office:value="472293.03125" calcext:value-type="float">
            <text:p>472293.03125</text:p>
          </table:table-cell>
          <table:table-cell office:value-type="float" office:value="0.0856907665729523" calcext:value-type="float">
            <text:p>0.085690766572952</text:p>
          </table:table-cell>
          <table:table-cell office:value-type="float" office:value="2062" calcext:value-type="float">
            <text:p>2062</text:p>
          </table:table-cell>
          <table:table-cell office:value-type="float" office:value="61.5071637630463" calcext:value-type="float">
            <text:p>61.5071637630463</text:p>
          </table:table-cell>
          <table:table-cell table:style-name="ce1" office:value-type="string" calcext:value-type="string">
            <text:p>4_G_exp32</text:p>
          </table:table-cell>
          <table:table-cell table:style-name="ce1" office:value-type="string" calcext:value-type="string">
            <text:p>4_G.v1.l0.ds0.l_combo0.ds_combo2.idays30.odays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96215938776732" calcext:value-type="float">
            <text:p>0.019621593877673</text:p>
          </table:table-cell>
          <table:table-cell office:value-type="float" office:value="0.0196215957403183" calcext:value-type="float">
            <text:p>0.019621595740318</text:p>
          </table:table-cell>
          <table:table-cell office:value-type="float" office:value="295703.5625" calcext:value-type="float">
            <text:p>295703.5625</text:p>
          </table:table-cell>
          <table:table-cell office:value-type="float" office:value="0.0994183197617531" calcext:value-type="float">
            <text:p>0.099418319761753</text:p>
          </table:table-cell>
          <table:table-cell office:value-type="float" office:value="2056" calcext:value-type="float">
            <text:p>2056</text:p>
          </table:table-cell>
          <table:table-cell office:value-type="float" office:value="40.1146142482758" calcext:value-type="float">
            <text:p>40.1146142482758</text:p>
          </table:table-cell>
          <table:table-cell office:value-type="string" calcext:value-type="string">
            <text:p>4_G_exp32</text:p>
          </table:table-cell>
          <table:table-cell office:value-type="string" calcext:value-type="string">
            <text:p>4_G.v1.l0.ds0.l_combo0.ds_combo2.idays30.odays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43429869785905" calcext:value-type="float">
            <text:p>0.014342986978591</text:p>
          </table:table-cell>
          <table:table-cell office:value-type="float" office:value="451244.96875" calcext:value-type="float">
            <text:p>451244.96875</text:p>
          </table:table-cell>
          <table:table-cell office:value-type="float" office:value="0.0843297243118286" calcext:value-type="float">
            <text:p>0.084329724311829</text:p>
          </table:table-cell>
          <table:table-cell office:value-type="float" office:value="2032" calcext:value-type="float">
            <text:p>2032</text:p>
          </table:table-cell>
          <table:table-cell office:value-type="float" office:value="40.6693959236145" calcext:value-type="float">
            <text:p>40.6693959236145</text:p>
          </table:table-cell>
          <table:table-cell table:style-name="ce1" office:value-type="string" calcext:value-type="string">
            <text:p>4_T_exp64</text:p>
          </table:table-cell>
          <table:table-cell table:style-name="ce1" office:value-type="string" calcext:value-type="string">
            <text:p>4_T.v1.l0.ds0.l_combo0.ds_combo2.idays60.odays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194154866039753" calcext:value-type="float">
            <text:p>0.019415486603975</text:p>
          </table:table-cell>
          <table:table-cell office:value-type="float" office:value="0.0194154847413302" calcext:value-type="float">
            <text:p>0.01941548474133</text:p>
          </table:table-cell>
          <table:table-cell office:value-type="float" office:value="179047.703125" calcext:value-type="float">
            <text:p>179047.703125</text:p>
          </table:table-cell>
          <table:table-cell office:value-type="float" office:value="0.0993444845080376" calcext:value-type="float">
            <text:p>0.099344484508038</text:p>
          </table:table-cell>
          <table:table-cell office:value-type="float" office:value="2056" calcext:value-type="float">
            <text:p>2056</text:p>
          </table:table-cell>
          <table:table-cell office:value-type="float" office:value="36.1982955932617" calcext:value-type="float">
            <text:p>36.1982955932617</text:p>
          </table:table-cell>
          <table:table-cell office:value-type="string" calcext:value-type="string">
            <text:p>4_Y_exp32</text:p>
          </table:table-cell>
          <table:table-cell office:value-type="string" calcext:value-type="string">
            <text:p>4_Y.v1.l0.ds0.l_combo0.ds_combo2.idays30.odays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59518569707871" calcext:value-type="float">
            <text:p>0.015951856970787</text:p>
          </table:table-cell>
          <table:table-cell office:value-type="float" office:value="653245.3125" calcext:value-type="float">
            <text:p>653245.3125</text:p>
          </table:table-cell>
          <table:table-cell office:value-type="float" office:value="0.0896248891949654" calcext:value-type="float">
            <text:p>0.089624889194965</text:p>
          </table:table-cell>
          <table:table-cell office:value-type="float" office:value="2032" calcext:value-type="float">
            <text:p>2032</text:p>
          </table:table-cell>
          <table:table-cell office:value-type="float" office:value="76.2403798103333" calcext:value-type="float">
            <text:p>76.2403798103333</text:p>
          </table:table-cell>
          <table:table-cell table:style-name="ce1" office:value-type="string" calcext:value-type="string">
            <text:p>4_AD_exp8</text:p>
          </table:table-cell>
          <table:table-cell table:style-name="ce1" office:value-type="string" calcext:value-type="string">
            <text:p>4_AD.v1.l0.ds0.l_combo0.ds_combo2.idays60.odays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88585687428713" calcext:value-type="float">
            <text:p>0.018858568742871</text:p>
          </table:table-cell>
          <table:table-cell office:value-type="float" office:value="1111517.125" calcext:value-type="float">
            <text:p>1111517.125</text:p>
          </table:table-cell>
          <table:table-cell office:value-type="float" office:value="0.0986967757344246" calcext:value-type="float">
            <text:p>0.098696775734425</text:p>
          </table:table-cell>
          <table:table-cell office:value-type="float" office:value="2056" calcext:value-type="float">
            <text:p>2056</text:p>
          </table:table-cell>
          <table:table-cell office:value-type="float" office:value="83.4080305099487" calcext:value-type="float">
            <text:p>83.4080305099487</text:p>
          </table:table-cell>
          <table:table-cell office:value-type="string" calcext:value-type="string">
            <text:p>4_AD_exp8</text:p>
          </table:table-cell>
          <table:table-cell office:value-type="string" calcext:value-type="string">
            <text:p>4_AD.v1.l0.ds0.l_combo0.ds_combo2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22:59.112733090</dc:date>
    <meta:editing-duration>PT3M16S</meta:editing-duration>
    <meta:editing-cycles>2</meta:editing-cycles>
    <meta:generator>LibreOffice/6.0.7.3$Linux_X86_64 LibreOffice_project/00m0$Build-3</meta:generator>
    <meta:document-statistic meta:table-count="1" meta:cell-count="179" meta:object-count="0"/>
  </office:meta>
</office:document-meta>
</file>